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mme je vous l'avais annoncé,</text:p>
      <text:p text:style-name="Standard">Voyez, cher monsieur,</text:p>
      <text:p text:style-name="Standard">Que votre carte est un Deux.</text:p>
      <text:p text:style-name="Standard">De Cœur, qui plus est !</text:p>
      <text:p text:style-name="Standard"/>
      <text:p text:style-name="Standard">L'homme laissa échapper un sifflement admiratif devant le nouveau tour de passe-passe d'Erland qui le regardait avec un grand sourire, tandis que la dizaine de badauds qui assistaient à la représentation derrière lui applaudissaient avec enthousiasme. Le garçon rangea son paquet de cartes dans une poche de sa grande cape avant de faire une révérence -exagérément basse- à l'attention de son public, signe que le spectacle touchait à sa fin. Le petite tas de cristaux à ses pieds, déposés dans une conserve qu'il avait installée devant son stand de fortune, avait un volume appréciable, très largement suffisant pour ce que le magicien avait prévu d'en faire : se payer des coups avec excès à la taverne du coin. Tout en ramassant son pactole, un petit sourire accroché aux lèvres, Erland songea qu'il avait bien fait d'accepter ce contrat au port, dont les habitants semblaient bien plus généreux que ces pingres de la capitale. </text:p>
      <text:p text:style-name="Standard"/>
      <text:p text:style-name="Standard">Le travail pour lequel il avait été missionné était on ne peut plus simple ; dépêcher quelques poissons relativement rares à la criée et les ramener à son employeur, un restaurant un peu guindé du centre-ville. L'établissement avait une réception prévue le lendemain et manquait de personnel pour faire le voyage jusqu'au grand port, alors il s'était tourné vers un prestataire. Et Erland, en sa qualité d'homme à tout faire, s'était retrouvé tout désigné pour ce boulot à la fois facile et bien rémunéré -toute proportion bien évidemment gardée, il était de notoriété publique que les commerces avaient tous des oursins dans les poches. Mais que voulez-vous, on fait avec ce qu'on a... Il avait donc pris la route dans la foulée à bord d'une de ces charrettes de paysan qui vous permettent de voyager pour quelques cristaux bon marché.</text:p>
      <text:p text:style-name="Standard"/>
      <text:p text:style-name="Standard">L'ancien noble avait en sorte d'arriver au grand port dans l'après-midi, pour avoir le temps de récolter un petit extra en pratiquant son autre métier -celui du cœur. Il n'avait rendez-vous que le lendemain et devait de toute façon rapporter du poisson frais, et donc de la pêche de la matinée. Et l'opération avait été un franc succès, comme en témoignait la faste poignée de cristaux nouvellement acquis qu'il s'empressait à cet instant de mettre à l'abri dans une poche de la doublure de son gilet. Alors qu'il s'apprêtait à tirer sa révérence -au sens figuré cette fois-ci- et aller s'offrir une bière amplement mérité, une voix féminine et enjouée l'interpella. Erland s'arrêta net dans sa lancée et tiqua. Quasiment tout le monde avait quitté les lieux et la propriétaire de la voix s'était vraisemblablement volontairement attardée pour lui faire ce qu'elle pensait être un compliment. Le garçon à la chevelure argentée fit volte-face, un sourire carnassier sur le visage.</text:p>
      <text:p text:style-name="Standard"/>
      <text:p text:style-name="Standard">-Eh bien, qu'ai-je fait pour mériter une telle insulte ?</text:p>
      <text:p text:style-name="Standard"/>
      <text:p text:style-name="Standard">Le magicien prit une seconde pour détailler son interlocutrice. Elle était un peu plus petite que lui, et avait une peau mate assez peu courante. Il fut légèrement décontenancé par cette impression qu'elle dégageait, à la fois sauvage et rayonnante. La jeune femme avait une corpulence similaire à la sienne, à ceci près que ses muscles élégamment taillés indiquaient que sa finesse était probablement le fruit d'un entraînement strict, là où celle d'Erland provenait majoritairement de la faim. Ce dernier faillit tomber instantanément sous le charme, mais se rappela bien vite que la demoiselle venait d'attribuer le mérite de ses prouesses à sa seule véritable ennemie jurée, la mesquine déesse de la poisse. Alors dans un premier temps, il allait la faire marcher un peu...</text:p>
      <text:p text:style-name="Standard"/>
      <text:p text:style-name="Standard">-L'Usurpatrice n'a rien à voir là-dedans ! Ce... « talent » est dû à un entraînement long et difficile, certainement pas à un coup de bol de naissance.</text:p>
      <text:p text:style-name="Standard"/>
      <text:p text:style-name="Standard">Le ton de sa voix était on ne peut plus posé et son visage arborait un très large sourire. Mais à cet <text:soft-page-break/>instant précis absolument tout chez le prestidigitateur, de l'attitude aux paroles, transpirait l'ironie...</text:p>
      <text:p text:style-name="Standard">Erland eut l'opportunité d'apprécier la réaction de son interlocutrice l'espace d'un instant. Il se délectait à chaque fois de la surprise offensée des victimes de ses petites provocations. Bien plus que son aversion -plus ou moins feinte- pour la déesse, c'était ces petits moments qui le comblaient de joie. Mesquin ? Peut-être. Puéril ? Sans doute. Mais c'était encore à l'heure actuelle un des seuls moyens que le magicien avait trouvés pour évacuer la frustration d'une enfance injuste et du véritable coup du sort qu'avait été la découverte de son pouvoir. Si l'ironie devait avoir une définition, ç’aurait été son histoire. Et si elle devait avoir une langue, la sienne...</text:p>
      <text:p text:style-name="Standard"/>
      <text:p text:style-name="Standard">En attendant, le garçon semblait avoir pêché un gros poisson en la personne de la prêtresse. Celle-ci était clairement choquée par ses propos, tant et si bien qu'il se demanda s'il n'avait pas touché un point sensible. « Un mot dur », disait-elle ? Certes. C'était le but, en même temps. Le sourire d'Erland n'en finissait plus de s'élargir. N'importe qui aurait été en droit de le juger pour le déplorable plaisir qu'il prenait dans ce genre de situations, mais il ne s'en priverait pour rien au monde. L'ancien noble tenait Lucy pour responsable d'à peu près tous les malheurs qu'il avait vécus pendant la première partie de sa vie, et si ces regrettables événements lui avait permis de rencontrer Astrid, de tracer sa propre voie et de s'adonner à son activité de prestidigitation qu'il aimait tant, il n'en restait pas moins qu'Erland avait énormément souffert durant sa jeunesse.</text:p>
      <text:p text:style-name="Standard"/>
      <text:p text:style-name="Standard">Délaissant momentanément le fil de ses pensées, ce dernier s'apprêta à en remettre une couche, préparant une nouvelle réplique cinglante qui clorait probablement la conversation. Mais Shabel ne lui en laissa pas l'occasion... Alors que ses lèvres s'étaient déjà entrouvertes pour vomir quelque parole détestable, Erland se figea à l'écoute de la nouvelle remarque de la demoiselle. Des... excuses ? Non, non, non... Elle allait quand même pas lui jouer le coup de la sympathique et tolérante jeune femme si ? Et voilà qu'elle se mettait à lui adresser un grand sourire, et sincère en plus ! La garce... Les bassesses du garçon moururent instantanément au fond de sa gorge alors qu'il restait pantois, les yeux et la bouche béants comme un merlan frit. </text:p>
      <text:p text:style-name="Standard"/>
      <text:p text:style-name="Standard">-Je euh...</text:p>
      <text:p text:style-name="Standard"/>
      <text:p text:style-name="Standard">Et voilà. Il [i]fallait[/i] qu'elle soit ouverte d'esprit. Elle était vraiment obligée de lui ruiner son plaisir ? Elle ne pouvait pas être irascible et susceptible comme tout le monde ? Sous ses airs sûr de lui et taquin, Erland n'en était pas pour autant un mauvais bougre. S'il adorait titiller les balourds colériques aussi prompts à monter sur leurs grands chevaux qu'à se discréditer tous seuls, le garçon ne pouvait décemment pas continuer à tourmenter quelqu'un d'aussi [strike]jolie[/strike] compréhensive. Elle s'était même [i]excusée[/i]. S'il avait su à cet instant qu'il avait affaire à une prêtresse du culte de Lucy, le magicien aurait probablement explosé de rire devant l'acharnement avec lequel la déesse s'appliquait décidément à gâcher sa vie. Mais, en absence de cette information, Erland ne pouvait que battre en retraite. Peut-être qu'après tout, il subsistait quelque chose de son éducation au cœur de la noblesse ? Une espèce de reste de décence humaine, un truc du genre.</text:p>
      <text:p text:style-name="Standard"/>
      <text:p text:style-name="Standard">Pris de remords, le garçon aux yeux dorés lâcha un soupir de lassitude et entreprit donc dans un excès de bonne foi de répondre à la question de Shabel. Il garda le silence un moment, choisissant comme à l'accoutumée ses mots avec soin. Son regard se perdit dans le ciel quelques secondes avant de redescendre pour se poser intensément dans celui de la prêtresse, un vague sourire flottant à nouveau au coin de ses lèvres.</text:p>
      <text:p text:style-name="Standard"/>
      <text:p text:style-name="Standard">Il n'est chance qui ne tourne</text:p>
      <text:p text:style-name="Standard">La chance ne sourit qu'à ceux qui en ont</text:p>
      <text:p text:style-name="Standard">Et pour ceux à qui elle n'en a pas fait don</text:p>
      <text:p text:style-name="Standard"/>
      <text:p text:style-name="P1">Continuant sur sa lancée de bonne fille bien éduquée, Shabel l'écouta patiemment sans rien dire et sembla peser ses mots avec application avant de lui répondre. Il y avait quelque chose dans l'attitude de la jeune femme qui fascinait Erland. Il n'avait pour ainsi dire jamais rencontré personne avec cette façon qu'elle avait de garder son calme et de s'exprimer posément tout en restant à l'écoute. Mais il y avait également quelque chose là dedans qui l'agaçait au plus haut point. C'était ainsi, il avait du mal à supporter les gens irréprochables, probablement parce qu'ils lui renvoyaient en plein visage ses propres défauts. Sa mauvaise foi et sa propension à énerver les gens juste pour le plaisir, pour ne citer que ceux-ci. Mais, aussi irritant que cela pouvait être, le garçon devait admettre que ce niveau de sang-froid forçait le respect. </text:p>
      <text:p text:style-name="Standard"/>
      <text:p text:style-name="Standard">Après un instant d'hésitation, la demoiselle se lança dans une tirade forte inspirée, cherchant à le convaincre que Lucy guidait d'une main invisible les pas même des plus infortunés. Un rictus amer déchira involontairement le visage du blondin alors qu'il écoutait ses arguments, visiblement peu sensible à ceux-ci -voire même en désaccord. Il n'aimait pas du tout l'idée que ses choix et ses actions étaient influencés par une force supérieure et préférait de loin sa vision des choses. Le magicien admettait volontiers qu'il se complaisait dans la rancœur qu'il éprouvait à l'égard de la déesse de la chance, réconfort facile et bouc émissaire tout désigné pour ses déboires de jeunesse -sans compter le divertissement qu'elle lui apportait lorsque, comme aujourd'hui, il s'en servait comme moyen de provocation.</text:p>
      <text:p text:style-name="Standard">Et accorder un tel rôle à Lucy impliquerait d'amoindrir le mérite qu'il avait à en être arrivé là en dépit de tout -quoiqu'en dise la prêtresse-. Et cela, jamais il ne l'accepterait.</text:p>
      <text:p text:style-name="Standard"/>
      <text:p text:style-name="Standard">-Eurk. Rien qu'à cette idée, j'en ai la nausée. Me faire pousser en avant par une grosse main invisible ? Dégueu. Tu ne crois pas que c'est un peu facile ? On peut lui attribuer tout et n'importe quoi, alors. Les succès, les échecs... Finalement, ce serait Lucy qui déciderait pour nous ? Franchement, je préfère largement me dire que j'ai mon libre arbitre et que [i]je[/i] décide si je veux me perdre sur un chemin tortueux, long et éreintant.</text:p>
      <text:p text:style-name="Standard"/>
      <text:p text:style-name="Standard">Le tutoiement avait fusé, limpide, alors même que Shabel venait à l'instant de le vouvoyer. Chassez le naturel, il revient au galop... Le côté sale gosse d'Erland refaisait son apparition en grandes pompes. Celui-ci avait volontairement déformé les propos de la prêtresse pour en faire un homme de paille à son avantage. Ce n'était pas rendre grâce à la qualité du raisonnement de cette dernière, mais à ce stade, le prestidigitateur se souciait plus d'avoir le dernier mot que de convaincre son interlocutrice, notamment parce que celle-ci l'avait piqué au vif à deux reprises déjà, et qu'il se devait de redorer sa fierté -mal placée-. Un instant plus tard, Shabel lui demandait son nom, comme pour enterrer la hache de guerre ou en tout cas instaurer une relation un peu plus cordiale. Un petit sourire énigmatique se glissa au coin des lèvres du magicien -qui était décidément bien expressif aujourd'hui- alors qu'il arquait un sourcil. Soudain, il mit ses deux mains devant son visage, doigts écartés, dans une position un peu mystérieuse très exagérée.</text:p>
      <text:p text:style-name="Standard"/>
      <text:p text:style-name="Standard">-Je suis... Le grand Mag'Oz ! Ses bras retombèrent alors mollement le long de son corps tandis qu'il haussait les épaules. Mais tu peux m'appeler Erland. Et toi ?</text:p>
      <text:p text:style-name="Standard"/>
      <text:p text:style-name="Standard">L'ancien noble pencha tout à coup la tête sur le côté, dévisageant avec intensité la prêtresse, comme s'il réfléchissait intensément. Il y avait définitivement quelque chose en elle qui attisait sa curiosité. La force de conviction avec laquelle elle défendait bec et ongle l'Usurpatrice n'était pas anodine. Erland décida qu'il aimerait bien en découvrir un peu plus à son sujet. Il se redressa et tendit subitement une main en direction de Shabel, main qu'il glissa doucement derrière son oreille, effleurant au passage sa peau hâlée, pour en tirer un cristal qu'il présenta à la jeune femme, le tenant au milieu de leurs deux visages entre le pouce et l'index.</text:p>
      <text:p text:style-name="Standard"/>
      <text:p text:style-name="Standard">-Tu veux continuer cette conversation autour d'une bière ? C'est moi qui régale ! Enfin... <text:soft-page-break/>Techniquement, c'est toi, puisque ça vient de mon pactole du jour.</text:p>
      <text:p text:style-name="P1">L'émotion avec laquelle la jeune femme réagit à son petit subterfuge -clairement un des plus simples de son répertoire- surprit un tantinet le magicien, mais il n'allait pas s'en plaindre et songea que s'il suffisait d'aussi peu pour l'émerveiller, cela ne pourrait que lui faciliter la vie. Ainsi elle s'appelait Shabel. Erland hocha discrètement la tête après ces succinctes présentation avant de glisser le cristal qu'il avait fait « apparaître » dans la fameuse poche de sa veste. La prêtresse accepta volontiers son invitation, mais sa dernière phrase provoqua en lui une indignation digne de la pire des insultes.</text:p>
      <text:p text:style-name="Standard"/>
      <text:p text:style-name="Standard">-Tu... n'aimes pas trop... Comment ?!</text:p>
      <text:p text:style-name="Standard"/>
      <text:p text:style-name="Standard">Suite à cette dévastatrice annonce, le garçon prit un air outrageusement choqué, basculant avec exagération en arrière en posant une main sur son cœur comme s'il avait une crise cardiaque. Il se releva finalement avec un petit rire, avant de se détourner et de prendre la direction du centre-ville, faisant signe à Shabel de lui emboîter le pas. Les deux compères arrivèrent bien vite devant un établissement qui sembla retenir l'attention de celle-ci qui s'arrêta devant, plongeant son regard pourpre dans celui du magicien à la recherche de son approbation. Ce dernier haussa à nouveau les épaules avec un petit sourire avant de s'engouffrer dans la taverne. En vérité, il ne connaissait pas plus les pubs du port que Shabel, contrairement à ceux de la capitale qu'il avait écumés en plus ou moins bonne compagnie. Erland chercha des yeux une place libre et, une fois trouvée, alla s'installer à la petite table ronde sobrement accompagnée de deux tabourets, parfait pour un tête-à-tête.</text:p>
      <text:p text:style-name="Standard"/>
      <text:p text:style-name="Standard">-Je pourrai te montrer d'autres tours avec plaisir ! Et tu peux garder ton argent maintenant, je ne suis plus en service eheh. Mais avant toute chose, je dois m'hydrater le gosier. C'est que ça donne soif de se donner en spectacle !</text:p>
      <text:p text:style-name="Standard"/>
      <text:p text:style-name="Standard">Ce disant, Erland attira l'attention d'une des serveuses qui tournait entre les tables d'un signe de la main. Celle-ci les rejoignit rapidement et le jeune homme à la chevelure argentée passa commande avant de plonger son regard ambré dans celui de la prêtresse avec un sourire.</text:p>
      <text:p text:style-name="Standard"/>
      <text:p text:style-name="Standard">-Bonsoir, je vais vous prendre une pinte bien fraîche s'il vous plaît. Et pour la demoiselle... Euh, je sais pas, Shabel ?</text:p>
      <text:p text:style-name="Standard"/>
      <text:p text:style-name="Standard">La commande passée, le silence s'installa pendant un court instant. Erland ne voulait pas se lancer dans une démonstration de magie tout de suite, souhaitant conserver quelques atouts dans sa manche histoire de ne pas tout dévoiler trop tôt. D'ordinaire, il aurait sûrement attendu que Shabel ait un petit coup dans le nez pour lui en mettre plein les mirettes, mais cette dernière ayant fait le -curieux- choix de rester sobre, l'ancien noble n'allait ce soir pas pouvoir compter sur l'alcool pour l'émerveiller. En attendant, le prestidigitateur avait une curiosité à satisfaire, et il allait tout faire pour en apprendre plus sur cette exotique jeune femme. Et puis... Il avait un soupçon à confirmer.</text:p>
      <text:p text:style-name="Standard"/>
      <text:p text:style-name="Standard">-Alors dis-moi, j'suis assez sûr que t'es pas du coin. Du coup, d'où tu viens ? T'avais encore jamais vu de vraie magie ?</text:p>
      <text:p text:style-name="P1">Un jus de fraise, hein ? Non, cela ne donnait absolument aucune indication à Erland sur à qui il avait affaire. Eh bien tant pis, il faudrait aller à la pêche aux informations alors. Le garçon l'observa <text:s/>avec un œil attentif s'installer confortablement, admirant brièvement au passage son corps finement ciselé. Pour sûr, elle avait du charme... La jeune femme répondit avec enthousiasme à ses questions, mais ses explications restaient pour le moins vagues, loin de satisfaire la curiosité du magicien qui fronça légèrement les sourcils, cherchant à en déduire un peu plus dans son attitude ou dans ses paroles. Mais pour l'instant ses indices étaient maigres, et tout ce qu'il savait c'était qu'elle était plus ou moins itinérante.</text:p>
      <text:p text:style-name="Standard"/>
      <text:p text:style-name="Standard">-Oh, une nomade ? T'es quoi, une espèce de marchande dans une caravane ?</text:p>
      <text:p text:style-name="Standard"/>
      <text:p text:style-name="Standard">Elle disait venir de la capitale, mais n'avoir jamais assisté à un spectacle de prestidigitation. C'était assez compréhensible, si elle voyageait beaucoup. Déjà, peu étaient les gens à partager la profession d'Erland -ne serait-ce qu'à cause du credo impérial et de l'existence des pouvoirs magiques- et surtout, son art était suffisamment raffiné et difficile à maîtriser pour être encore moins répandu en dehors de la capitale, dans les petits villages où les « spectacles de rue » comme elle les appelait n'étaient pas légion. La théorie de la marchande itinérante tenait la route -ces caravanes allaient et venaient sans jamais s'attarder, sans avoir de véritable pied à terre. Mais quelque chose clochait dans cette hypothèse, et Erland était convaincu que l'explication était ailleurs. </text:p>
      <text:p text:style-name="Standard"/>
      <text:p text:style-name="Standard">-Ah ! Donc tu admets que c'est ça la vraie magie ! Eh bien dans ce cas, c'est un honneur de te faire découvrir cet art. Si je peux divertir mon auditoire, je suis heureux perso.</text:p>
      <text:p text:style-name="Standard"/>
      <text:p text:style-name="Standard">Il lui adressa un nouveau sourire, mi taquin mi amical. Erland éprouvait une sorte de fierté devant l'enthousiasme de Shabel. Il ne mentait pas en disant cela. Le garçon aux yeux dorés avait commencé la prestidigitation pour des raisons diverses, mais aujourd'hui la reconnaissance de son public était la raison principale pour laquelle il continuait à pratiquer cette activité. Ça et son penchant grotesque pour la mise en scène, bien entendu. La serveuse revint avec leur commande et Erland lui céda quelques cristaux en échange des deux verres. Il leva son verre en direction de Shabel comme pour trinquer, et s'apprêta à tremper ses lèvres dans le breuvage salvateur.</text:p>
      <text:p text:style-name="Standard"/>
      <text:p text:style-name="Standard">C'est alors que, probablement involontairement, la prêtresse mit les deux pieds dans le plat. Elle lui demanda d'où lui venait cet attrait pour les illusions et depuis combien de temps il s'y adonnait. Instantanément, le garçon se renfrogna. Il se figea, ses pupilles ambre plongées dans sa bière alors que les douloureux souvenirs de l'époque où il avait commencé remontaient à son esprit. Toute son enfance refit surface, lui valant un pincement au cœur et une méchante boule au ventre. Sans compter sa récente rencontre avec Tara, sa sœur cadette avec laquelle il était embrouillé depuis des années et qu'il n'avait pas revue depuis. Erland resta silencieux quelques secondes, le temps de se rappeler l'ersatz d'explication qu'il racontait à chaque fois qu'il voulait éviter le sujet.</text:p>
      <text:p text:style-name="Standard"/>
      <text:p text:style-name="Standard">-Hum... C'est quelqu'un qui compte beaucoup pour moi qui m'a appris. Ca doit faire cinq ans maintenant. C'est clair que c'est un peu léger, pour ça que je fais des petits boulots à côté. Genre là, je suis en mission au port en fait.</text:p>
      <text:p text:style-name="Standard"/>
      <text:p text:style-name="Standard">Il avait complètement perdu de sa superbe. Les mots s’enchaînaient mécaniquement, sur un ton monocorde qui ne lui ressemblait pas du tout. Mais le désarroi d'Erland ne dura qu'un instant avant que son visage rembruni ne se pare à nouveau d'un grand sourire et qu'il prenne une longue gorgée de bière. Si se remémorer cet épisode de sa vie était toujours un moment pénible, faire illusion et détourner l'attention étaient ses spécialités. Il n'allait pas se laisser abattre pour si peu. Et d'ailleurs...</text:p>
      <text:p text:style-name="Standard"/>
      <text:p text:style-name="Standard">-Comment ça, « au final » ?! C'est toi qui m'as cherché, je te rappelle !</text:p>
      <text:p text:style-name="P1">Shabel fut bien inspirée de ne pas persister dans sa quête d'informations sur la genèse de la passion d'Erland pour la prestidigitation. La diversion de ce dernier semblait avoir fait son office -ou alors elle avait compris d'elle-même qu'elle avait touché un point sensible en abordant ce sujet- et elle le suivit dans son accusation, arguant que c'était lui qui l'avait attaquée sans raison. Une seconde durant, le visage du magicien se para d'une expression faussement outrée, la bouche ouverte dans un majestueux « Ô » digne de la plus grande indignation. Puis il reprit son éternelle contenance ironique, arquant un sourcil d'un air condescendant.</text:p>
      <text:p text:style-name="Standard"/>
      <text:p text:style-name="Standard">-En même temps, si tu ne m'avais pas insulté, je me serais pas vexé ! Lucy qui m'aurait [i]doté[/i] d'un [i]talent incroyable[/i]... Qu'est-ce qui faut pas entendre...</text:p>
      <text:p text:style-name="Standard"/>
      <text:p text:style-name="Standard">Intérieurement, Erland espérait discrètement qu'il n'allait pas trop loin avec la jeune femme. D'un côté, il n'était pas vraiment sensible à l'avis des autres -voire tirait un certain plaisir malsain à se faire mépriser-, mais d'un autre il appréciait malgré tout la prêtresse et celle-ci semblait porter particulièrement la déesse de la chance dans son cœur. Mais elle avait jusqu'à présent fait preuve d'une remarquable ouverture d'esprit alors le garçon ne s'en faisait pas trop. Shabel ne s'arrêta pas en si bon chemin, continuant à le bombarder de question pour satisfaire ce qui ressemblait fort à une insatiable curiosité. Tout en continuant à siroter sa bière, Erland lui répondit en souriant, trop heureux que ses vieux démons aient été écartés -pour l'instant- de la conversation.</text:p>
      <text:p text:style-name="Standard"/>
      <text:p text:style-name="Standard">-Hum, c'est pas spécialement excitant... Je viens chercher du poisson frais pour... Attends, quoi ? Ta « mission » ? Ses sourcils se froncèrent, comme s'il était soudainement plongé dans une intense réflexion. Une à une, les connexions se faisaient dans son pauvre cerveau. Attends une seconde... Ne me dis pas que... T'es une espèce de...</text:p>
      <text:p text:style-name="Standard"/>
      <text:p text:style-name="Standard">-Prêtresse ! Quel hasard ! Je ne pensais jamais vous croiser dans une taverne !</text:p>
      <text:p text:style-name="Standard"/>
      <text:p text:style-name="Standard">Un type à l'allure affable venait de débarquer à leur table. Il semblait absolument ravi de croiser Shabel, au point de venir l'aborder au milieu d'un bar bondé. Les pupilles dorées du magicien se tournèrent vers lui, absolument abasourdi par ce qu'il était en train de se passer. Ses lèvres s'étaient à nouveau écartées dans ce même « Ô » que quelques secondes auparavant, mais cette fois-ci la surprise était sincère. Son regard se mit à alterner entre le nouvel arrivant et son rencard du jour, comme s'il essayait désespérément d'établir le lien entre eux deux. </text:p>
      <text:p text:style-name="Standard"/>
      <text:p text:style-name="Standard">-Vous animerez la messe ce soir ? Ou en tout cas j'espère vous y voir !</text:p>
      <text:p text:style-name="Standard"/>
      <text:p text:style-name="Standard">-... Kesskecékess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5-05T17:37:16.62</meta:creation-date>
    <dc:date>2020-05-14T20:55:14.02</dc:date>
    <meta:editing-duration>PT9H18M24S</meta:editing-duration>
    <meta:editing-cycles>991</meta:editing-cycles>
    <meta:generator>OpenOffice/4.1.1$Win32 OpenOffice.org_project/411m6$Build-9775</meta:generator>
    <dc:creator>Théo </dc:creator>
    <meta:document-statistic meta:table-count="0" meta:image-count="0" meta:object-count="0" meta:page-count="7" meta:paragraph-count="53" meta:word-count="3663" meta:character-count="22056"/>
  </office:meta>
</office:document-meta>
</file>